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00000029B554A40B4C5D84E7A.png" manifest:media-type="image/png"/>
  <manifest:file-entry manifest:full-path="Pictures/100000000000010000000100CAE5B60AA8E0FBD6.png" manifest:media-type="image/png"/>
  <manifest:file-entry manifest:full-path="Pictures/10000000000003F2000003EEEC932B95C43E6A9B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3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2pt" fo:font-weight="normal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32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858cm" svg:height="2.783cm" svg:x="1.155cm" svg:y="47.597cm">
          <draw:text-box>
            <text:p text:style-name="P1"><text:span text:style-name="T1">Colorized images</text:span></text:p>
          </draw:text-box>
        </draw:frame>
        <draw:frame draw:style-name="gr2" draw:text-style-name="P3" draw:layer="layout" svg:width="3.556cm" svg:height="3.556cm" svg:x="1cm" svg:y="1cm">
          <draw:image xlink:href="Pictures/10000000000003F2000003EEEC932B95C43E6A9B.png" xlink:type="simple" xlink:show="embed" xlink:actuate="onLoad">
            <text:p/>
          </draw:image>
        </draw:frame>
        <draw:frame draw:style-name="gr2" draw:text-style-name="P3" draw:layer="layout" svg:width="3.588cm" svg:height="3.588cm" svg:x="8.112cm" svg:y="0.995cm">
          <draw:image xlink:href="Pictures/100000000000010000000100CAE5B60AA8E0FBD6.png" xlink:type="simple" xlink:show="embed" xlink:actuate="onLoad">
            <text:p/>
          </draw:image>
        </draw:frame>
        <draw:frame draw:style-name="gr2" draw:text-style-name="P3" draw:layer="layout" svg:width="2.599cm" svg:height="0.762cm" svg:x="5.005cm" svg:y="2.651cm">
          <draw:image xlink:href="Pictures/10000201000007D00000029B554A40B4C5D84E7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4-29T18:28:40.246293205</dc:date>
    <meta:editing-duration>PT4H43M54S</meta:editing-duration>
    <meta:editing-cycles>58</meta:editing-cycles>
    <meta:generator>LibreOffice/5.1.6.2$Linux_X86_64 LibreOffice_project/10m0$Build-2</meta:generator>
    <meta:document-statistic meta:object-count="4"/>
  </office:meta>
</office:document-meta>
</file>